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813.55" calcext:value-type="float">
            <text:p>1813.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6.429" calcext:value-type="float">
            <text:p>106.42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468" calcext:value-type="float">
            <text:p>7.468</text:p>
          </table:table-cell>
          <table:table-cell office:value-type="float" office:value="0.747" calcext:value-type="float">
            <text:p>0.747</text:p>
          </table:table-cell>
          <table:table-cell office:value-type="float" office:value="1699.87" calcext:value-type="float">
            <text:p>1699.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702" calcext:value-type="float">
            <text:p>7.702</text:p>
          </table:table-cell>
          <table:table-cell office:value-type="float" office:value="0.77" calcext:value-type="float">
            <text:p>0.77</text:p>
          </table:table-cell>
          <table:table-cell office:value-type="float" office:value="1648.27" calcext:value-type="float">
            <text:p>1648.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9.143" calcext:value-type="float">
            <text:p>119.14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723" calcext:value-type="float">
            <text:p>7.723</text:p>
          </table:table-cell>
          <table:table-cell office:value-type="float" office:value="0.772" calcext:value-type="float">
            <text:p>0.772</text:p>
          </table:table-cell>
          <table:table-cell office:value-type="float" office:value="1643.81" calcext:value-type="float">
            <text:p>1643.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685" calcext:value-type="float">
            <text:p>7.685</text:p>
          </table:table-cell>
          <table:table-cell office:value-type="float" office:value="0.769" calcext:value-type="float">
            <text:p>0.769</text:p>
          </table:table-cell>
          <table:table-cell office:value-type="float" office:value="1651.93" calcext:value-type="float">
            <text:p>165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4.571" calcext:value-type="float">
            <text:p>124.57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661" calcext:value-type="float">
            <text:p>7.661</text:p>
          </table:table-cell>
          <table:table-cell office:value-type="float" office:value="0.766" calcext:value-type="float">
            <text:p>0.766</text:p>
          </table:table-cell>
          <table:table-cell office:value-type="float" office:value="1657.21" calcext:value-type="float">
            <text:p>1657.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96.429" calcext:value-type="float">
            <text:p>96.42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7.087" calcext:value-type="float">
            <text:p>7.087</text:p>
          </table:table-cell>
          <table:table-cell office:value-type="float" office:value="1791.45" calcext:value-type="float">
            <text:p>179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7.084" calcext:value-type="float">
            <text:p>7.084</text:p>
          </table:table-cell>
          <table:table-cell office:value-type="float" office:value="1792.08" calcext:value-type="float">
            <text:p>1792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378" calcext:value-type="float">
            <text:p>7.378</text:p>
          </table:table-cell>
          <table:table-cell office:value-type="float" office:value="1720.8" calcext:value-type="float">
            <text:p>172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7.427" calcext:value-type="float">
            <text:p>7.427</text:p>
          </table:table-cell>
          <table:table-cell office:value-type="float" office:value="1709.43" calcext:value-type="float">
            <text:p>1709.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4.857" calcext:value-type="float">
            <text:p>124.85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633" calcext:value-type="float">
            <text:p>7.633</text:p>
          </table:table-cell>
          <table:table-cell office:value-type="float" office:value="1663.28" calcext:value-type="float">
            <text:p>1663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9.75" calcext:value-type="float">
            <text:p>119.7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7.972" calcext:value-type="float">
            <text:p>7.972</text:p>
          </table:table-cell>
          <table:table-cell office:value-type="float" office:value="1592.43" calcext:value-type="float">
            <text:p>1592.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4.286" calcext:value-type="float">
            <text:p>94.28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246" calcext:value-type="float">
            <text:p>7.246</text:p>
          </table:table-cell>
          <table:table-cell office:value-type="float" office:value="72.465" calcext:value-type="float">
            <text:p>72.465</text:p>
          </table:table-cell>
          <table:table-cell office:value-type="float" office:value="1751.93" calcext:value-type="float">
            <text:p>1751.9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286" calcext:value-type="float">
            <text:p>103.28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235" calcext:value-type="float">
            <text:p>7.235</text:p>
          </table:table-cell>
          <table:table-cell office:value-type="float" office:value="72.351" calcext:value-type="float">
            <text:p>72.351</text:p>
          </table:table-cell>
          <table:table-cell office:value-type="float" office:value="1754.69" calcext:value-type="float">
            <text:p>1754.6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714" calcext:value-type="float">
            <text:p>107.7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524" calcext:value-type="float">
            <text:p>7.524</text:p>
          </table:table-cell>
          <table:table-cell office:value-type="float" office:value="75.241" calcext:value-type="float">
            <text:p>75.241</text:p>
          </table:table-cell>
          <table:table-cell office:value-type="float" office:value="1687.28" calcext:value-type="float">
            <text:p>1687.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8" calcext:value-type="float">
            <text:p>7.8</text:p>
          </table:table-cell>
          <table:table-cell office:value-type="float" office:value="78.005" calcext:value-type="float">
            <text:p>78.005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754" calcext:value-type="float">
            <text:p>7.754</text:p>
          </table:table-cell>
          <table:table-cell office:value-type="float" office:value="77.542" calcext:value-type="float">
            <text:p>77.542</text:p>
          </table:table-cell>
          <table:table-cell office:value-type="float" office:value="1637.23" calcext:value-type="float">
            <text:p>1637.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857" calcext:value-type="float">
            <text:p>116.857</text:p>
          </table:table-cell>
          <table:table-cell office:value-type="float" office:value="119" calcext:value-type="float">
            <text:p>11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7.749" calcext:value-type="float">
            <text:p>7.749</text:p>
          </table:table-cell>
          <table:table-cell office:value-type="float" office:value="77.493" calcext:value-type="float">
            <text:p>77.493</text:p>
          </table:table-cell>
          <table:table-cell office:value-type="float" office:value="1638.24" calcext:value-type="float">
            <text:p>1638.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6.556" calcext:value-type="float">
            <text:p>116.556</text:p>
          </table:table-cell>
          <table:table-cell office:value-type="float" office:value="119" calcext:value-type="float">
            <text:p>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9.215" calcext:value-type="float">
            <text:p>9.215</text:p>
          </table:table-cell>
          <table:table-cell office:value-type="float" office:value="0.922" calcext:value-type="float">
            <text:p>0.922</text:p>
          </table:table-cell>
          <table:table-cell office:value-type="float" office:value="1345.86" calcext:value-type="float">
            <text:p>134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9.1" calcext:value-type="float">
            <text:p>119.1</text:p>
          </table:table-cell>
          <table:table-cell office:value-type="float" office:value="129" calcext:value-type="float">
            <text:p>12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.041" calcext:value-type="float">
            <text:p>1.041</text:p>
          </table:table-cell>
          <table:table-cell office:value-type="float" office:value="1191.65" calcext:value-type="float">
            <text:p>119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0.608" calcext:value-type="float">
            <text:p>120.608</text:p>
          </table:table-cell>
          <table:table-cell office:value-type="float" office:value="132" calcext:value-type="float">
            <text:p>1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11.418" calcext:value-type="float">
            <text:p>11.418</text:p>
          </table:table-cell>
          <table:table-cell office:value-type="float" office:value="1.142" calcext:value-type="float">
            <text:p>1.142</text:p>
          </table:table-cell>
          <table:table-cell office:value-type="float" office:value="1086.2" calcext:value-type="float">
            <text:p>108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3.1" calcext:value-type="float">
            <text:p>123.1</text:p>
          </table:table-cell>
          <table:table-cell office:value-type="float" office:value="131" calcext:value-type="float">
            <text:p>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9.92" calcext:value-type="float">
            <text:p>9.92</text:p>
          </table:table-cell>
          <table:table-cell office:value-type="float" office:value="0.992" calcext:value-type="float">
            <text:p>0.992</text:p>
          </table:table-cell>
          <table:table-cell office:value-type="float" office:value="1250.18" calcext:value-type="float">
            <text:p>125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7.572" calcext:value-type="float">
            <text:p>117.572</text:p>
          </table:table-cell>
          <table:table-cell office:value-type="float" office:value="132" calcext:value-type="float">
            <text:p>13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1033.55" calcext:value-type="float">
            <text:p>103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0.8" calcext:value-type="float">
            <text:p>120.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0.554" calcext:value-type="float">
            <text:p>10.554</text:p>
          </table:table-cell>
          <table:table-cell office:value-type="float" office:value="1.055" calcext:value-type="float">
            <text:p>1.055</text:p>
          </table:table-cell>
          <table:table-cell office:value-type="float" office:value="1175.08" calcext:value-type="float">
            <text:p>117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889" calcext:value-type="float">
            <text:p>103.889</text:p>
          </table:table-cell>
          <table:table-cell office:value-type="float" office:value="107" calcext:value-type="float">
            <text:p>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9.795" calcext:value-type="float">
            <text:p>9.795</text:p>
          </table:table-cell>
          <table:table-cell office:value-type="float" office:value="1266.15" calcext:value-type="float">
            <text:p>1266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8.667" calcext:value-type="float">
            <text:p>108.66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9.245" calcext:value-type="float">
            <text:p>9.245</text:p>
          </table:table-cell>
          <table:table-cell office:value-type="float" office:value="1341.55" calcext:value-type="float">
            <text:p>1341.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.444" calcext:value-type="float">
            <text:p>110.44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9.313" calcext:value-type="float">
            <text:p>9.313</text:p>
          </table:table-cell>
          <table:table-cell office:value-type="float" office:value="1331.75" calcext:value-type="float">
            <text:p>1331.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2" calcext:value-type="float">
            <text:p>103.2</text:p>
          </table:table-cell>
          <table:table-cell office:value-type="float" office:value="114" calcext:value-type="float">
            <text:p>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.687" calcext:value-type="float">
            <text:p>10.687</text:p>
          </table:table-cell>
          <table:table-cell office:value-type="float" office:value="1160.46" calcext:value-type="float">
            <text:p>1160.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4.9" calcext:value-type="float">
            <text:p>104.9</text:p>
          </table:table-cell>
          <table:table-cell office:value-type="float" office:value="115" calcext:value-type="float">
            <text:p>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10.142" calcext:value-type="float">
            <text:p>10.142</text:p>
          </table:table-cell>
          <table:table-cell office:value-type="float" office:value="1222.85" calcext:value-type="float">
            <text:p>1222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" calcext:value-type="float">
            <text:p>108.9</text:p>
          </table:table-cell>
          <table:table-cell office:value-type="float" office:value="116" calcext:value-type="float">
            <text:p>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.176" calcext:value-type="float">
            <text:p>10.176</text:p>
          </table:table-cell>
          <table:table-cell office:value-type="float" office:value="1218.77" calcext:value-type="float">
            <text:p>1218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4.7" calcext:value-type="float">
            <text:p>94.7</text:p>
          </table:table-cell>
          <table:table-cell office:value-type="float" office:value="100" calcext:value-type="float">
            <text:p>10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9.987" calcext:value-type="float">
            <text:p>9.987</text:p>
          </table:table-cell>
          <table:table-cell office:value-type="float" office:value="99.868" calcext:value-type="float">
            <text:p>99.868</text:p>
          </table:table-cell>
          <table:table-cell office:value-type="float" office:value="1241.87" calcext:value-type="float">
            <text:p>1241.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1.333" calcext:value-type="float">
            <text:p>91.333</text:p>
          </table:table-cell>
          <table:table-cell office:value-type="float" office:value="95" calcext:value-type="float">
            <text:p>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9.623" calcext:value-type="float">
            <text:p>9.623</text:p>
          </table:table-cell>
          <table:table-cell office:value-type="float" office:value="96.232" calcext:value-type="float">
            <text:p>96.232</text:p>
          </table:table-cell>
          <table:table-cell office:value-type="float" office:value="1288.8" calcext:value-type="float">
            <text:p>1288.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9.111" calcext:value-type="float">
            <text:p>89.111</text:p>
          </table:table-cell>
          <table:table-cell office:value-type="float" office:value="92" calcext:value-type="float">
            <text:p>9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9.872" calcext:value-type="float">
            <text:p>9.872</text:p>
          </table:table-cell>
          <table:table-cell office:value-type="float" office:value="98.717" calcext:value-type="float">
            <text:p>98.717</text:p>
          </table:table-cell>
          <table:table-cell office:value-type="float" office:value="1256.35" calcext:value-type="float">
            <text:p>1256.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7.6" calcext:value-type="float">
            <text:p>87.6</text:p>
          </table:table-cell>
          <table:table-cell office:value-type="float" office:value="91" calcext:value-type="float">
            <text:p>9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10.106" calcext:value-type="float">
            <text:p>10.106</text:p>
          </table:table-cell>
          <table:table-cell office:value-type="float" office:value="101.063" calcext:value-type="float">
            <text:p>101.063</text:p>
          </table:table-cell>
          <table:table-cell office:value-type="float" office:value="1227.19" calcext:value-type="float">
            <text:p>1227.1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.3" calcext:value-type="float">
            <text:p>90.3</text:p>
          </table:table-cell>
          <table:table-cell office:value-type="float" office:value="96" calcext:value-type="float">
            <text:p>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10.008" calcext:value-type="float">
            <text:p>10.008</text:p>
          </table:table-cell>
          <table:table-cell office:value-type="float" office:value="100.076" calcext:value-type="float">
            <text:p>100.076</text:p>
          </table:table-cell>
          <table:table-cell office:value-type="float" office:value="1239.29" calcext:value-type="float">
            <text:p>1239.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2.1" calcext:value-type="float">
            <text:p>92.1</text:p>
          </table:table-cell>
          <table:table-cell office:value-type="float" office:value="98" calcext:value-type="float">
            <text:p>9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9.916" calcext:value-type="float">
            <text:p>9.916</text:p>
          </table:table-cell>
          <table:table-cell office:value-type="float" office:value="99.155" calcext:value-type="float">
            <text:p>99.155</text:p>
          </table:table-cell>
          <table:table-cell office:value-type="float" office:value="1250.8" calcext:value-type="float">
            <text:p>125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2:33:10.189816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0:12:04.189927069</meta:creation-date>
    <meta:generator>LibreOffice/7.5.9.2$Linux_X86_64 LibreOffice_project/50$Build-2</meta:generator>
    <dc:date>2023-12-23T12:33:17.500225683</dc:date>
    <meta:editing-duration>PT4M9S</meta:editing-duration>
    <meta:editing-cycles>3</meta:editing-cycles>
    <meta:document-statistic meta:table-count="1" meta:cell-count="519" meta:object-count="0"/>
  </office:meta>
</office:document-meta>
</file>